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14cm" style:type="right"/>
        </style:tab-stops>
      </style:paragraph-properties>
      <style:text-properties officeooo:paragraph-rsid="00047230"/>
    </style:style>
    <style:style style:name="P2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officeooo:paragraph-rsid="0005d79f"/>
    </style:style>
    <style:style style:name="P7" style:family="paragraph" style:parent-style-name="Footer">
      <style:paragraph-properties fo:text-align="center" style:justify-single-word="false"/>
      <style:text-properties officeooo:paragraph-rsid="0005894e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T1" style:family="text">
      <style:text-properties officeooo:rsid="00047230"/>
    </style:style>
    <style:style style:name="T2" style:family="text">
      <style:text-properties officeooo:rsid="0005ad5b"/>
    </style:style>
    <style:style style:name="T3" style:family="text">
      <style:text-properties officeooo:rsid="0005b960"/>
    </style:style>
    <style:style style:name="T4" style:family="text">
      <style:text-properties officeooo:rsid="0005d79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1"/></text:h>
      <text:h text:style-name="P8" text:outline-level="1"><text:span text:style-name="T1"/></text:h>
      <text:h text:style-name="P8" text:outline-level="1"><text:span text:style-name="T1"/></text:h>
      <text:h text:style-name="P8" text:outline-level="1"><text:span text:style-name="T1"/></text:h>
      <text:h text:style-name="P8" text:outline-level="1"><text:span text:style-name="T1"/></text:h>
      <text:p text:style-name="P2"><text:span text:style-name="T1">OpenTrafik </text:span></text:p>
      <text:p text:style-name="P3"><text:span text:style-name="T1">Felhasználói kézikönyv 1.0</text:span>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p text:style-name="P10">Tartalomjegyzék</text:p>
          </text:index-title>
          <text:p text:style-name="P9"><text:a xlink:type="simple" xlink:href="#__RefHeading__136_1322106282" text:style-name="Index_20_Link" text:visited-style-name="Index_20_Link">A programról<text:tab/>2</text:a></text:p>
          <text:p text:style-name="P9"><text:a xlink:type="simple" xlink:href="#__RefHeading__138_1322106282" text:style-name="Index_20_Link" text:visited-style-name="Index_20_Link">A program főbb ablakai<text:tab/>2</text:a></text:p>
          <text:p text:style-name="P9"><text:a xlink:type="simple" xlink:href="#__RefHeading__140_1322106282" text:style-name="Index_20_Link" text:visited-style-name="Index_20_Link">Használat<text:tab/>2</text:a></text:p>
          <text:p text:style-name="P4"><text:a xlink:type="simple" xlink:href="#__RefHeading__142_1322106282" text:style-name="Index_20_Link" text:visited-style-name="Index_20_Link">Raktárkészletkezelés<text:tab/>2</text:a></text:p>
          <text:p text:style-name="P4"><text:a xlink:type="simple" xlink:href="#__RefHeading__144_1322106282" text:style-name="Index_20_Link" text:visited-style-name="Index_20_Link">Forgalmi adatok áttöltése – Wisdor CR-681<text:tab/>2</text:a></text:p>
          <text:p text:style-name="P4"><text:a xlink:type="simple" xlink:href="#__RefHeading__146_1322106282" text:style-name="Index_20_Link" text:visited-style-name="Index_20_Link">Forgalmi adatok áttöltése – Elcom EURO 150 Flexy<text:tab/>2</text:a></text:p>
        </text:index-body>
      </text:table-of-content>
      <text:p text:style-name="P5"><text:span text:style-name="T1"/></text:p>
      <text:h text:style-name="Heading_20_1" text:outline-level="1"><text:bookmark-start text:name="__RefHeading__136_1322106282"/><text:span text:style-name="T2">A programról</text:span><text:bookmark-end text:name="__RefHeading__136_1322106282"/></text:h>
      <text:p text:style-name="P6"><text:span text:style-name="T4">A program Nemzeti dohányboltok számára lett kifejlesztve azért, hogy a koncesziós szerződésben előírt napi szontű forgalmi jelentéseket el lehessen készíteni. Jelenleg nem tud online jelentést tenni, mert a specifikáció nem publikus.</text:span></text:p>
      <text:h text:style-name="Heading_20_1" text:outline-level="1"><text:bookmark-start text:name="__RefHeading__138_1322106282"/><text:span text:style-name="T3">A program főbb ablakai</text:span><text:bookmark-end text:name="__RefHeading__138_1322106282"/></text:h>
      <text:p text:style-name="Text_20_body"><text:span text:style-name="T3"/></text:p>
      <text:h text:style-name="Heading_20_1" text:outline-level="1"><text:bookmark-start text:name="__RefHeading__140_1322106282"/><text:span text:style-name="T3">Használat</text:span><text:bookmark-end text:name="__RefHeading__140_1322106282"/></text:h>
      <text:h text:style-name="Heading_20_2" text:outline-level="2"><text:bookmark-start text:name="__RefHeading__142_1322106282"/><text:span text:style-name="T3">Raktárkészletkezelés</text:span><text:bookmark-end text:name="__RefHeading__142_1322106282"/></text:h>
      <text:h text:style-name="Heading_20_2" text:outline-level="2"><text:bookmark-start text:name="__RefHeading__144_1322106282"/><text:span text:style-name="T3">Forgalmi adatok áttöltése – Wisdor CR-681</text:span><text:bookmark-end text:name="__RefHeading__144_1322106282"/></text:h>
      <text:h text:style-name="Heading_20_2" text:outline-level="2"><text:bookmark-start text:name="__RefHeading__146_1322106282"/><text:span text:style-name="T3">Forgalmi adatok áttöltése – Elcom EURO 150 Flexy</text:span><text:bookmark-end text:name="__RefHeading__146_1322106282"/></text:h>
      <text:h text:style-name="Heading_20_2" text:outline-level="2"><text:span text:style-name="T3">Jelentések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16.14cm" style:type="right"/>
        </style:tab-stops>
      </style:paragraph-properties>
      <style:text-properties officeooo:paragraph-rsid="00047230"/>
    </style:style>
    <style:style style:name="MP2" style:family="paragraph" style:parent-style-name="Footer">
      <style:paragraph-properties fo:text-align="center" style:justify-single-word="false"/>
      <style:text-properties officeooo:paragraph-rsid="0005894e"/>
    </style:style>
    <style:style style:name="MT1" style:family="text">
      <style:text-properties officeooo:rsid="000472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OpenTrafik <text:tab/>Utoljára módosítva:<text:line-break/>Felhasználói kézikönyv 1.0 <text:tab/></text:span><text:span text:style-name="MT1"><text:modification-date style:data-style-name="N36">2013-08-08</text:modification-date></text:span></text:p>
      </style:header>
      <style:footer>
        <text:p text:style-name="MP2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21S</meta:editing-duration>
    <meta:editing-cycles>7</meta:editing-cycles>
    <meta:generator>LibreOffice/4.0.2.2$Linux_X86_64 LibreOffice_project/400m0$Build-2</meta:generator>
    <dc:date>2013-08-08T09:18:06</dc:date>
    <meta:document-statistic meta:table-count="0" meta:image-count="0" meta:object-count="0" meta:page-count="2" meta:paragraph-count="19" meta:word-count="91" meta:character-count="684" meta:non-whitespace-character-count="605"/>
    <meta:user-defined meta:name="Info 1"/>
    <meta:user-defined meta:name="Info 2"/>
    <meta:user-defined meta:name="Info 3"/>
    <meta:user-defined meta:name="Info 4"/>
  </office:meta>
</office:document-meta>
</file>